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2.6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85cm" fo:min-width="2.6cm"/>
    </style:style>
    <style:style style:name="gr3" style:family="graphic" style:parent-style-name="standard">
      <style:graphic-properties draw:fill-color="#ff9999" draw:textarea-horizontal-align="justify" draw:textarea-vertical-align="middle" draw:auto-grow-height="false" fo:min-height="2.85cm" fo:min-width="2.6cm"/>
    </style:style>
    <style:style style:name="gr4" style:family="graphic" style:parent-style-name="standard">
      <style:graphic-properties draw:textarea-horizontal-align="justify" draw:textarea-vertical-align="middle" draw:auto-grow-height="false" fo:min-height="1.208cm" fo:min-width="1.742cm"/>
    </style:style>
    <style:style style:name="gr5" style:family="graphic" style:parent-style-name="standard">
      <style:graphic-properties draw:textarea-horizontal-align="justify" draw:textarea-vertical-align="middle" draw:auto-grow-height="false" fo:min-height="1.208cm" fo:min-width="1.686cm"/>
    </style:style>
    <style:style style:name="gr6" style:family="graphic" style:parent-style-name="standard">
      <style:graphic-properties draw:textarea-horizontal-align="justify" draw:textarea-vertical-align="middle" draw:auto-grow-height="false" fo:min-height="1.208cm" fo:min-width="1.798cm"/>
    </style:style>
    <style:style style:name="gr7" style:family="graphic" style:parent-style-name="standard">
      <style:graphic-properties draw:textarea-horizontal-align="justify" draw:textarea-vertical-align="middle" draw:auto-grow-height="false" fo:min-height="2.014cm" fo:min-width="1.904cm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2.014cm" fo:min-width="1.904cm"/>
    </style:style>
    <style:style style:name="gr9" style:family="graphic" style:parent-style-name="standard">
      <style:graphic-properties draw:fill-color="#ff9999" draw:textarea-horizontal-align="justify" draw:textarea-vertical-align="middle" draw:auto-grow-height="false" fo:min-height="2.014cm" fo:min-width="1.90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f9999" draw:textarea-horizontal-align="justify" draw:textarea-vertical-align="middle" draw:auto-grow-height="false" fo:min-height="1.208cm" fo:min-width="1.798cm"/>
    </style:style>
    <style:style style:name="gr12" style:family="graphic" style:parent-style-name="standard">
      <style:graphic-properties draw:textarea-horizontal-align="justify" draw:textarea-vertical-align="middle" draw:auto-grow-height="false" fo:min-height="1.05cm" fo:min-width="5cm"/>
    </style:style>
    <style:style style:name="gr13" style:family="graphic" style:parent-style-name="standard">
      <style:graphic-properties draw:fill-color="#ffcc00" draw:textarea-horizontal-align="justify" draw:textarea-vertical-align="middle" draw:auto-grow-height="false" fo:min-height="1.05cm" fo:min-width="5cm"/>
    </style:style>
    <style:style style:name="gr14" style:family="graphic" style:parent-style-name="standard">
      <style:graphic-properties draw:fill-color="#ff9999" draw:textarea-horizontal-align="justify" draw:textarea-vertical-align="middle" draw:auto-grow-height="false" fo:min-height="1.05cm" fo:min-width="5cm"/>
    </style:style>
    <style:style style:name="P1" style:family="paragraph">
      <style:paragraph-properties fo:text-align="justify"/>
    </style:style>
    <style:style style:name="P2" style:family="paragraph">
      <loext:graphic-properties draw:fill-color="#ffcc00"/>
      <style:paragraph-properties fo:text-align="justify"/>
    </style:style>
    <style:style style:name="P3" style:family="paragraph">
      <loext:graphic-properties draw:fill-color="#ff9999"/>
      <style:paragraph-properties fo:text-align="justify"/>
    </style:style>
    <style:style style:name="P4" style:family="paragraph">
      <style:paragraph-properties fo:text-align="center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1cm" svg:height="3.1cm" svg:x="2.1cm" svg:y="10.15cm">
          <text:p text:style-name="P1">Bog</text:p>
          <text:p text:style-name="P1">(1,600l)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cm" svg:height="3.1cm" svg:x="8.3cm" svg:y="10.15cm">
          <text:p text:style-name="P1">River</text:p>
          <text:p text:style-name="P1">(7,100l)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1cm" svg:height="3.1cm" svg:x="15.9cm" svg:y="10.15cm">
          <text:p text:style-name="P1">Sump</text:p>
          <text:p text:style-name="P1">(500l)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1cm" svg:height="3.1cm" svg:x="11.971cm" svg:y="16.35cm">
          <text:p text:style-name="P1">Pipe</text:p>
          <text:p text:style-name="P1">Feeding</text:p>
          <text:p text:style-name="P1">Bog</text:p>
          <text:p text:style-name="P1">(500l)</text:p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3.1cm" svg:height="3.1cm" svg:x="15.7cm" svg:y="4cm">
          <text:p text:style-name="P1">Storage</text:p>
          <text:p text:style-name="P1">(1,100l)</text:p>
          <text:p text:style-name="P1"><text:span text:style-name="T1">Water butt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cm" svg:height="3.1cm" svg:x="24.7cm" svg:y="8.7cm">
          <text:p text:style-name="P1">Mains</text:p>
          <text:p text:style-name="P1">Water</text:p>
          <draw:enhanced-geometry svg:viewBox="0 0 21600 21600" draw:type="rectangle" draw:enhanced-path="M 0 0 L 21600 0 21600 21600 0 21600 0 0 Z N"/>
        </draw:custom-shape>
        <draw:custom-shape draw:style-name="gr3" draw:text-style-name="P3" xml:id="id13" draw:id="id13" draw:layer="layout" svg:width="3.1cm" svg:height="3.1cm" svg:x="25.3cm" svg:y="1.1cm">
          <text:p text:style-name="P1">Subsidiary</text:p>
          <text:p text:style-name="P1">storage</text:p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4cm" svg:height="2.6cm" svg:x="1.5cm" svg:y="5cm">
          <text:p text:style-name="P1">Rai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xml:id="id8" draw:id="id8" draw:layer="layout" svg:width="3.9cm" svg:height="2.6cm" svg:x="7.4cm" svg:y="5cm">
          <text:p text:style-name="P1">Rain</text:p>
          <text:p text:style-name="P1">(building</text:p>
          <text:p text:style-name="P1">Roofs)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xml:id="id6" draw:id="id6" draw:layer="layout" svg:width="4.1cm" svg:height="2.6cm" svg:x="7.8cm" svg:y="14.3cm">
          <text:p text:style-name="P1">Evaporation</text:p>
          <text:p text:style-name="P1">/ Leaks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4" xml:id="id3" draw:id="id3" draw:layer="layout" svg:width="3.4cm" svg:height="3.2cm" svg:x="19.091cm" svg:y="16.3cm">
          <text:p text:style-name="P4">Pump</text:p>
          <text:p text:style-name="P4">(variable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1" draw:id="id11" draw:layer="layout" svg:width="3.4cm" svg:height="3.2cm" svg:x="19.091cm" svg:y="7.103cm">
          <text:p text:style-name="P4">Pump</text:p>
          <text:p text:style-name="P4">(on/off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0" draw:id="id10" draw:layer="layout" svg:width="3.4cm" svg:height="3.2cm" svg:x="12.6cm" svg:y="7.103cm">
          <text:p text:style-name="P4">Tap /</text:p>
          <text:p text:style-name="P4">Solenoid /</text:p>
          <text:p text:style-name="P4">Pump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2" draw:id="id12" draw:layer="layout" svg:width="3.4cm" svg:height="3.2cm" svg:x="19.1cm" svg:y="1.05cm">
          <text:p text:style-name="P4">Tap /</text:p>
          <text:p text:style-name="P4">Solenoid /</text:p>
          <text:p text:style-name="P4">Pump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4" draw:id="id14" draw:layer="layout" svg:width="3.4cm" svg:height="3.2cm" svg:x="21.7cm" svg:y="3.9cm">
          <text:p text:style-name="P4">Tap /</text:p>
          <text:p text:style-name="P4">Solenoid /</text:p>
          <text:p text:style-name="P4">Pump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svg:x1="11.971cm" svg:y1="17.9cm" svg:x2="2.1cm" svg:y2="11.7cm" draw:start-shape="id1" draw:start-glue-point="3" draw:end-shape="id2" draw:end-glue-point="3" svg:d="M11971 17900h-10372v-6200h501" svg:viewBox="0 0 10373 6201">
          <text:p/>
        </draw:connector>
        <draw:connector draw:style-name="gr10" draw:text-style-name="P7" draw:layer="layout" svg:x1="19.091cm" svg:y1="17.9cm" svg:x2="15.071cm" svg:y2="17.9cm" draw:start-shape="id3" draw:start-glue-point="6" draw:end-shape="id1" draw:end-glue-point="1" svg:d="M19091 17900h-4020" svg:viewBox="0 0 4021 1">
          <text:p/>
        </draw:connector>
        <draw:connector draw:style-name="gr10" draw:text-style-name="P7" draw:layer="layout" svg:x1="19cm" svg:y1="11.7cm" svg:x2="20.791cm" svg:y2="16.3cm" draw:start-shape="id4" draw:start-glue-point="1" draw:end-shape="id3" draw:end-glue-point="4" svg:d="M19000 11700h1791v4600" svg:viewBox="0 0 1792 4601">
          <text:p/>
        </draw:connector>
        <draw:connector draw:style-name="gr10" draw:text-style-name="P7" draw:layer="layout" svg:x1="11.4cm" svg:y1="11.7cm" svg:x2="15.9cm" svg:y2="11.7cm" draw:start-shape="id5" draw:start-glue-point="1" draw:end-shape="id4" svg:d="M11400 11700h4500" svg:viewBox="0 0 4501 1">
          <text:p/>
        </draw:connector>
        <draw:connector draw:style-name="gr10" draw:text-style-name="P7" draw:layer="layout" svg:x1="5.2cm" svg:y1="11.7cm" svg:x2="8.3cm" svg:y2="11.7cm" draw:start-shape="id2" draw:start-glue-point="1" draw:end-shape="id5" draw:end-glue-point="3" svg:d="M5200 11700h3100" svg:viewBox="0 0 3101 1">
          <text:p/>
        </draw:connector>
        <draw:connector draw:style-name="gr10" draw:text-style-name="P7" draw:layer="layout" svg:x1="3.65cm" svg:y1="13.25cm" svg:x2="8.312cm" svg:y2="15.6cm" draw:start-shape="id2" draw:start-glue-point="2" draw:end-shape="id6" draw:end-glue-point="6" svg:d="M3650 13250v2350h4662" svg:viewBox="0 0 4663 2351">
          <text:p/>
        </draw:connector>
        <draw:connector draw:style-name="gr10" draw:text-style-name="P7" draw:layer="layout" svg:x1="9.85cm" svg:y1="13.25cm" svg:x2="9.85cm" svg:y2="14.3cm" draw:start-shape="id5" draw:start-glue-point="2" draw:end-shape="id6" draw:end-glue-point="7" svg:d="M9850 13250v1050" svg:viewBox="0 0 1 1051">
          <text:p/>
        </draw:connector>
        <draw:connector draw:style-name="gr10" draw:text-style-name="P7" draw:layer="layout" svg:x1="17.45cm" svg:y1="13.25cm" svg:x2="11.388cm" svg:y2="15.6cm" draw:start-shape="id4" draw:start-glue-point="2" draw:end-shape="id6" draw:end-glue-point="4" svg:d="M17450 13250v2350h-6062" svg:viewBox="0 0 6063 2351">
          <text:p/>
        </draw:connector>
        <draw:connector draw:style-name="gr10" draw:text-style-name="P7" draw:layer="layout" svg:x1="3.5cm" svg:y1="7.6cm" svg:x2="3.65cm" svg:y2="10.15cm" draw:start-shape="id7" draw:start-glue-point="5" draw:end-shape="id2" draw:end-glue-point="0" svg:d="M3500 7600v1276h150v1274" svg:viewBox="0 0 151 2551">
          <text:p/>
        </draw:connector>
        <draw:connector draw:style-name="gr10" draw:text-style-name="P7" draw:layer="layout" svg:x1="9.35cm" svg:y1="7.6cm" svg:x2="9.85cm" svg:y2="10.15cm" draw:start-shape="id8" draw:start-glue-point="5" draw:end-shape="id5" draw:end-glue-point="0" svg:d="M9350 7600v1276h500v1274" svg:viewBox="0 0 501 2551">
          <text:p/>
        </draw:connector>
        <draw:connector draw:style-name="gr10" draw:text-style-name="P7" draw:layer="layout" svg:x1="15.7cm" svg:y1="5.55cm" svg:x2="14.3cm" svg:y2="7.103cm" draw:start-shape="id9" draw:start-glue-point="3" draw:end-shape="id10" draw:end-glue-point="4" svg:d="M15700 5550h-1400v1553" svg:viewBox="0 0 1401 1554">
          <text:p/>
        </draw:connector>
        <draw:connector draw:style-name="gr10" draw:text-style-name="P7" draw:layer="layout" svg:x1="14.3cm" svg:y1="10.303cm" svg:x2="15.9cm" svg:y2="11.7cm" draw:start-shape="id10" draw:start-glue-point="8" draw:end-shape="id4" svg:d="M14300 10303v1397h1600" svg:viewBox="0 0 1601 1398">
          <text:p/>
        </draw:connector>
        <draw:connector draw:style-name="gr10" draw:text-style-name="P7" draw:layer="layout" svg:x1="19cm" svg:y1="11.7cm" svg:x2="20.791cm" svg:y2="10.303cm" draw:start-shape="id4" draw:start-glue-point="1" draw:end-shape="id11" draw:end-glue-point="8" svg:d="M19000 11700h1791v-1397" svg:viewBox="0 0 1792 1398">
          <text:p/>
        </draw:connector>
        <draw:connector draw:style-name="gr10" draw:text-style-name="P7" draw:layer="layout" svg:x1="20.791cm" svg:y1="7.103cm" svg:x2="18.8cm" svg:y2="5.55cm" draw:start-shape="id11" draw:start-glue-point="4" draw:end-shape="id9" draw:end-glue-point="1" svg:d="M20791 7103v-1553h-1991" svg:viewBox="0 0 1992 1554">
          <text:p/>
        </draw:connector>
        <draw:connector draw:style-name="gr10" draw:text-style-name="P7" draw:layer="layout" svg:x1="17.25cm" svg:y1="4cm" svg:x2="19.1cm" svg:y2="2.65cm" draw:start-shape="id9" draw:start-glue-point="0" draw:end-shape="id12" svg:d="M17250 4000v-1350h1850" svg:viewBox="0 0 1851 1351">
          <text:p/>
        </draw:connector>
        <draw:connector draw:style-name="gr10" draw:text-style-name="P7" draw:layer="layout" svg:x1="22.5cm" svg:y1="2.65cm" svg:x2="25.3cm" svg:y2="2.65cm" draw:start-shape="id12" draw:start-glue-point="10" draw:end-shape="id13" draw:end-glue-point="3" svg:d="M22500 2650h2800" svg:viewBox="0 0 2801 1">
          <text:p/>
        </draw:connector>
        <draw:connector draw:style-name="gr10" draw:text-style-name="P7" draw:layer="layout" svg:x1="26.85cm" svg:y1="4.2cm" svg:x2="25.1cm" svg:y2="5.5cm" draw:start-shape="id13" draw:start-glue-point="2" draw:end-shape="id14" draw:end-glue-point="10" svg:d="M26850 4200v1300h-1750" svg:viewBox="0 0 1751 1301">
          <text:p/>
        </draw:connector>
        <draw:connector draw:style-name="gr10" draw:text-style-name="P7" draw:layer="layout" svg:x1="21.7cm" svg:y1="5.5cm" svg:x2="18.8cm" svg:y2="5.55cm" draw:start-shape="id14" draw:start-glue-point="6" draw:end-shape="id9" draw:end-glue-point="1" svg:d="M21700 5500h-1450v50h-1450" svg:viewBox="0 0 2901 51">
          <text:p/>
        </draw:connector>
        <draw:custom-shape draw:style-name="gr11" draw:text-style-name="P3" xml:id="id16" draw:id="id16" draw:layer="layout" svg:width="4.1cm" svg:height="2.6cm" svg:x="7cm" svg:y="1.35cm">
          <text:p text:style-name="P1">Irrigation</text:p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6" xml:id="id15" draw:id="id15" draw:layer="layout" svg:width="3.4cm" svg:height="3.2cm" svg:x="12.8cm" svg:y="1.05cm">
          <text:p text:style-name="P4">Tap /</text:p>
          <text:p text:style-name="P4">Solenoid /</text:p>
          <text:p text:style-name="P4">Pump?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svg:x1="17.25cm" svg:y1="4cm" svg:x2="16.2cm" svg:y2="2.65cm" draw:start-shape="id9" draw:start-glue-point="0" draw:end-shape="id15" draw:end-glue-point="10" svg:d="M17250 4000v-1350h-1050" svg:viewBox="0 0 1051 1351">
          <text:p/>
        </draw:connector>
        <draw:connector draw:style-name="gr10" draw:text-style-name="P7" draw:layer="layout" svg:x1="12.8cm" svg:y1="2.65cm" svg:x2="10.588cm" svg:y2="2.65cm" draw:start-shape="id15" draw:start-glue-point="6" draw:end-shape="id16" draw:end-glue-point="4" svg:d="M12800 2650h-2212" svg:viewBox="0 0 2213 1">
          <text:p/>
        </draw:connector>
        <draw:custom-shape draw:style-name="gr12" draw:text-style-name="P4" draw:layer="layout" svg:width="5.5cm" svg:height="1.3cm" svg:x="22.5cm" svg:y="12.6cm">
          <text:p text:style-name="P4">Existing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5cm" svg:height="1.3cm" svg:x="22.6cm" svg:y="14.2cm">
          <text:p text:style-name="P4">In progress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5cm" svg:height="1.3cm" svg:x="22.6cm" svg:y="15.9cm">
          <text:p text:style-name="P4">Plann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7T21:11:40.576902000</meta:creation-date>
    <dc:date>2017-05-07T21:48:46.739870000</dc:date>
    <meta:editing-duration>PT6M3S</meta:editing-duration>
    <meta:editing-cycles>2</meta:editing-cycles>
    <meta:generator>LibreOffice_Vanilla/5.2.3.5$MacOSX_X86_64 LibreOffice_project/83adc9c35c74e0badc710d981405858b1179a327</meta:generator>
    <meta:document-statistic meta:object-count="40"/>
  </office:meta>
</office:document-meta>
</file>